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fo:font-weight="bold" style:font-weight-asian="bold" fo:font-size="16pt" style:font-size-asian="16pt" style:font-size-complex="16pt"/>
    </style:style>
    <style:style style:name="P2" style:parent-style-name="內文" style:family="paragraph">
      <style:text-properties fo:color="#002060"/>
    </style:style>
    <style:style style:name="P3" style:parent-style-name="內文" style:family="paragraph">
      <style:text-properties fo:color="#002060"/>
    </style:style>
    <style:style style:name="P4" style:parent-style-name="內文" style:family="paragraph">
      <style:text-properties fo:color="#002060"/>
    </style:style>
    <style:style style:name="P5" style:parent-style-name="內文" style:family="paragraph">
      <style:text-properties fo:color="#002060"/>
    </style:style>
    <style:style style:name="P6" style:parent-style-name="內文" style:family="paragraph">
      <style:text-properties fo:color="#002060"/>
    </style:style>
    <style:style style:name="P7" style:parent-style-name="內文" style:family="paragraph">
      <style:text-properties fo:color="#002060"/>
    </style:style>
    <style:style style:name="P8" style:parent-style-name="內文" style:family="paragraph">
      <style:text-properties fo:color="#002060"/>
    </style:style>
    <style:style style:name="P9" style:parent-style-name="內文" style:family="paragraph">
      <style:text-properties fo:color="#002060"/>
    </style:style>
    <style:style style:name="P10" style:parent-style-name="內文" style:family="paragraph">
      <style:text-properties fo:color="#002060"/>
    </style:style>
    <style:style style:name="P11" style:parent-style-name="內文" style:family="paragraph">
      <style:text-properties fo:color="#002060"/>
    </style:style>
    <style:style style:name="P12" style:parent-style-name="內文" style:family="paragraph">
      <style:text-properties fo:color="#002060"/>
    </style:style>
    <style:style style:name="P13" style:parent-style-name="內文" style:family="paragraph">
      <style:text-properties fo:color="#002060"/>
    </style:style>
    <style:style style:name="P14" style:parent-style-name="內文" style:family="paragraph">
      <style:text-properties fo:color="#002060"/>
    </style:style>
    <style:style style:name="P15" style:parent-style-name="內文" style:family="paragraph">
      <style:text-properties fo:color="#002060"/>
    </style:style>
    <style:style style:name="P16" style:parent-style-name="內文" style:family="paragraph">
      <style:text-properties fo:color="#002060"/>
    </style:style>
  </office:automatic-styles>
  <office:body>
    <office:text text:use-soft-page-breaks="true">
      <text:p text:style-name="P1">安坑輕軌票價資訊</text:p>
      <text:p text:style-name="P2">K01雙城至玫瑰中國城、台北小城、耕莘安康院區、景文科大、安康、陽光運動公園等站皆為20元</text:p>
      <text:p text:style-name="P3">K01雙城至新和國小、十四張等站皆為25元</text:p>
      <text:p text:style-name="P4">K02玫瑰中國城至雙城、台北小城、耕莘安康院區、景文科大、安康、陽光運動公園等站皆為20元</text:p>
      <text:p text:style-name="P5">K02玫瑰中國城至新和國小、十四張等站皆為25元</text:p>
      <text:p text:style-name="P6">K03台北小城至雙城、玫瑰中國城、耕莘安康院區、景文科大、安康、陽光運動公園、新和國小等站皆為20元</text:p>
      <text:p text:style-name="P7">K03台北小城至十四張為25元</text:p>
      <text:p text:style-name="P8">K04耕莘安康院區至雙城、玫瑰中國城、台北小城、景文科大、安康、陽光運動公園、新和國小等站皆為20元</text:p>
      <text:p text:style-name="P9">K04耕莘安康院區至十四張站為25元</text:p>
      <text:p text:style-name="P10">K05景文科大至雙城、玫瑰中國城、台北小城、耕莘安康院區、安康、陽光運動公園、新和國小、十四張等站皆為20元</text:p>
      <text:p text:style-name="P11">K06安康至雙城、玫瑰中國城、台北小城、耕莘安康院區、景文科大、陽光運動公園、新和國小、十四張等站皆為20元</text:p>
      <text:p text:style-name="P12">K07陽光運動公園至雙城、玫瑰中國城、台北小城、耕莘安康院區、景文科大、安康、新和國小、十四張等站皆為20元</text:p>
      <text:p text:style-name="P13">K08新和國小至台北小城、耕莘安康院區、景文科大、安康、陽光運動公園、十四張等站皆為20元</text:p>
      <text:p text:style-name="P14">K08新和國小至雙城、玫瑰中國城等站皆為25元</text:p>
      <text:p text:style-name="P15">K09十四張至景文科大、安康、陽光運動公園、新和國小等站皆為20元</text:p>
      <text:p text:style-name="P16">K01十四張至雙城、玫瑰中國城、台北小城、耕莘安康院區等站皆為25元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陳可虔</meta:initial-creator>
    <dc:creator>user</dc:creator>
    <meta:creation-date>2024-10-05T07:01:00Z</meta:creation-date>
    <dc:date>2024-10-05T07:01:00Z</dc:date>
    <meta:template xlink:href="Normal.dotm" xlink:type="simple"/>
    <meta:editing-cycles>2</meta:editing-cycles>
    <meta:editing-duration>PT0S</meta:editing-duration>
    <meta:document-statistic meta:page-count="1" meta:paragraph-count="1" meta:word-count="88" meta:character-count="589" meta:row-count="4" meta:non-whitespace-character-count="502"/>
  </office:meta>
</office:document-meta>
</file>